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391" officeooo:paragraph-rsid="001a5391"/>
    </style:style>
    <style:style style:name="P2" style:family="paragraph" style:parent-style-name="Standard">
      <style:text-properties officeooo:rsid="001bfa81" officeooo:paragraph-rsid="001bfa81"/>
    </style:style>
    <style:style style:name="P3" style:family="paragraph" style:parent-style-name="Standard">
      <style:text-properties fo:font-weight="bold" officeooo:rsid="001bfa81" officeooo:paragraph-rsid="001bfa81" style:font-weight-asian="bold" style:font-weight-complex="bold"/>
    </style:style>
    <style:style style:name="P4" style:family="paragraph" style:parent-style-name="Text_20_body">
      <style:text-properties officeooo:rsid="001a5391" officeooo:paragraph-rsid="001a5391"/>
    </style:style>
    <style:style style:name="P5" style:family="paragraph" style:parent-style-name="Standard">
      <style:text-properties fo:font-style="normal" style:text-underline-style="none" fo:font-weight="normal" officeooo:rsid="001bfa81" officeooo:paragraph-rsid="001bfa8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bfa81" officeooo:paragraph-rsid="002299b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1bfa81" officeooo:paragraph-rsid="0023d6c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bfa81" officeooo:paragraph-rsid="0025878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bfa81" officeooo:paragraph-rsid="0026740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bfa81" officeooo:paragraph-rsid="00286b0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bfa81" officeooo:paragraph-rsid="0029d2e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bfa81" officeooo:paragraph-rsid="002d061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bfa81" officeooo:paragraph-rsid="002e658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c4ef5" officeooo:paragraph-rsid="001bfa8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c4ef5" officeooo:paragraph-rsid="002299b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1c4ef5" officeooo:paragraph-rsid="0023d6c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25878b" officeooo:paragraph-rsid="0025878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25878b" officeooo:paragraph-rsid="0026740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25878b" officeooo:paragraph-rsid="00286b0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2bb521" officeooo:paragraph-rsid="002ce1b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bb521" officeooo:paragraph-rsid="002d061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bb521" officeooo:paragraph-rsid="002e658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2d0617" officeooo:paragraph-rsid="002d061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2d0617" officeooo:paragraph-rsid="002e658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weight="bold" officeooo:rsid="001bfa81" officeooo:paragraph-rsid="002299b0" style:font-weight-asian="bold" style:font-weight-complex="bold"/>
    </style:style>
    <style:style style:name="P26" style:family="paragraph" style:parent-style-name="Standard">
      <style:text-properties officeooo:rsid="001a5391" officeooo:paragraph-rsid="001a5391"/>
    </style:style>
    <style:style style:name="P27" style:family="paragraph" style:parent-style-name="Standard">
      <style:text-properties officeooo:rsid="001bfa81" officeooo:paragraph-rsid="002299b0"/>
    </style:style>
    <style:style style:name="P28" style:family="paragraph" style:parent-style-name="Standard">
      <style:text-properties officeooo:rsid="001bfa81" officeooo:paragraph-rsid="0023d6c9"/>
    </style:style>
    <style:style style:name="P29" style:family="paragraph" style:parent-style-name="Standard">
      <style:text-properties officeooo:rsid="001bfa81" officeooo:paragraph-rsid="0025878b"/>
    </style:style>
    <style:style style:name="P30" style:family="paragraph" style:parent-style-name="Standard">
      <style:text-properties officeooo:rsid="001bfa81" officeooo:paragraph-rsid="00267405"/>
    </style:style>
    <style:style style:name="P31" style:family="paragraph" style:parent-style-name="Standard">
      <style:text-properties officeooo:rsid="001bfa81" officeooo:paragraph-rsid="0026a290"/>
    </style:style>
    <style:style style:name="P32" style:family="paragraph" style:parent-style-name="Standard">
      <style:text-properties officeooo:rsid="001bfa81" officeooo:paragraph-rsid="00286b07"/>
    </style:style>
    <style:style style:name="P33" style:family="paragraph" style:parent-style-name="Standard">
      <style:text-properties officeooo:rsid="001bfa81" officeooo:paragraph-rsid="0029d2e4"/>
    </style:style>
    <style:style style:name="P34" style:family="paragraph" style:parent-style-name="Standard">
      <style:text-properties officeooo:rsid="001bfa81" officeooo:paragraph-rsid="002d0617"/>
    </style:style>
    <style:style style:name="P35" style:family="paragraph" style:parent-style-name="Standard">
      <style:text-properties officeooo:rsid="001bfa81" officeooo:paragraph-rsid="002e658f"/>
    </style:style>
    <style:style style:name="P36" style:family="paragraph" style:parent-style-name="Standard">
      <style:text-properties officeooo:rsid="002299b0" officeooo:paragraph-rsid="002299b0"/>
    </style:style>
    <style:style style:name="P37" style:family="paragraph" style:parent-style-name="Standard">
      <style:text-properties officeooo:rsid="002299b0" officeooo:paragraph-rsid="0023d6c9"/>
    </style:style>
    <style:style style:name="P38" style:family="paragraph" style:parent-style-name="Standard">
      <style:text-properties officeooo:rsid="002299b0" officeooo:paragraph-rsid="0025878b"/>
    </style:style>
    <style:style style:name="P39" style:family="paragraph" style:parent-style-name="Standard">
      <style:text-properties officeooo:rsid="002299b0" officeooo:paragraph-rsid="00267405"/>
    </style:style>
    <style:style style:name="P40" style:family="paragraph" style:parent-style-name="Standard">
      <style:text-properties officeooo:rsid="0025878b" officeooo:paragraph-rsid="0025878b"/>
    </style:style>
    <style:style style:name="T1" style:family="text">
      <style:text-properties officeooo:rsid="001be4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e452" style:font-weight-asian="bold" style:font-weight-complex="bold"/>
    </style:style>
    <style:style style:name="T4" style:family="text">
      <style:text-properties fo:font-weight="bold" officeooo:rsid="002299b0" style:font-weight-asian="bold" style:font-weight-complex="bold"/>
    </style:style>
    <style:style style:name="T5" style:family="text">
      <style:text-properties fo:font-weight="bold" officeooo:rsid="003348cc" style:font-weight-asian="bold" style:font-weight-complex="bold"/>
    </style:style>
    <style:style style:name="T6" style:family="text">
      <style:text-properties fo:font-weight="bold" officeooo:rsid="0029d2e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3d6c9" style:font-weight-asian="normal" style:font-weight-complex="normal"/>
    </style:style>
    <style:style style:name="T9" style:family="text">
      <style:text-properties fo:font-weight="normal" officeooo:rsid="00267405" style:font-weight-asian="normal" style:font-weight-complex="normal"/>
    </style:style>
    <style:style style:name="T10" style:family="text">
      <style:text-properties fo:font-weight="normal" officeooo:rsid="00286b07" style:font-weight-asian="normal" style:font-weight-complex="normal"/>
    </style:style>
    <style:style style:name="T11" style:family="text">
      <style:text-properties fo:font-weight="normal" officeooo:rsid="0029d2e4" style:font-weight-asian="normal" style:font-weight-complex="normal"/>
    </style:style>
    <style:style style:name="T12" style:family="text">
      <style:text-properties fo:font-weight="normal" officeooo:rsid="002b46aa" style:font-weight-asian="normal" style:font-weight-complex="normal"/>
    </style:style>
    <style:style style:name="T13" style:family="text">
      <style:text-properties fo:font-weight="normal" officeooo:rsid="002d0617" style:font-weight-asian="normal" style:font-weight-complex="normal"/>
    </style:style>
    <style:style style:name="T14" style:family="text">
      <style:text-properties fo:font-weight="normal" officeooo:rsid="002e658f" style:font-weight-asian="normal" style:font-weight-complex="normal"/>
    </style:style>
    <style:style style:name="T15" style:family="text">
      <style:text-properties fo:font-weight="normal" officeooo:rsid="003348cc" style:font-weight-asian="normal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1c4ef5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c4ef5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c60f4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299b0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3d6c9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25878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67405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86b07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b46aa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d0617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e658f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04fa7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1c4ef5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2299b0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officeooo:rsid="001c4ef5" style:font-style-asian="normal" style:font-style-complex="normal"/>
    </style:style>
    <style:style style:name="T34" style:family="text">
      <style:text-properties fo:font-style="normal" style:text-underline-style="none" officeooo:rsid="001c60f4" style:font-style-asian="normal" style:font-style-complex="normal"/>
    </style:style>
    <style:style style:name="T35" style:family="text">
      <style:text-properties officeooo:rsid="001eff77"/>
    </style:style>
    <style:style style:name="T36" style:family="text">
      <style:text-properties officeooo:rsid="002299b0"/>
    </style:style>
    <style:style style:name="T37" style:family="text">
      <style:text-properties officeooo:rsid="0023d6c9"/>
    </style:style>
    <style:style style:name="T38" style:family="text">
      <style:text-properties officeooo:rsid="0025878b"/>
    </style:style>
    <style:style style:name="T39" style:family="text">
      <style:text-properties officeooo:rsid="00267405"/>
    </style:style>
    <style:style style:name="T40" style:family="text">
      <style:text-properties officeooo:rsid="00286b07"/>
    </style:style>
    <style:style style:name="T41" style:family="text">
      <style:text-properties officeooo:rsid="0029d2e4"/>
    </style:style>
    <style:style style:name="T42" style:family="text">
      <style:text-properties officeooo:rsid="002ce1b8"/>
    </style:style>
    <style:style style:name="T43" style:family="text">
      <style:text-properties officeooo:rsid="002d0617"/>
    </style:style>
    <style:style style:name="T44" style:family="text">
      <style:text-properties officeooo:rsid="002e658f"/>
    </style:style>
    <style:style style:name="T45" style:family="text">
      <style:text-properties officeooo:rsid="003053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wak Marcin</text:p>
      <text:p text:style-name="P1"><text:a xlink:type="simple" xlink:href="mailto:nowakmarcin@mail.com" text:style-name="Internet_20_link" text:visited-style-name="Visited_20_Internet_20_Link">nowakmarcin2204@gmail.com</text:a></text:p>
      <text:p text:style-name="P1"/>
      <text:p text:style-name="P1">ZADANIE 2</text:p>
      <text:p text:style-name="P1"/>
      <text:p text:style-name="P1">Pytania wprowadzające:</text:p>
      <text:p text:style-name="P1"/>
      <text:p text:style-name="P1">1) Oceń, czy możliwe jest przetestowanie aplikacji w 100%? Uzasadnij.</text:p>
      <text:p text:style-name="P1"/>
      <text:p text:style-name="P1">2) Kiedy można zakończyć testowanie?</text:p>
      <text:p text:style-name="P1"/>
      <text:p text:style-name="P1">3) "It's not a bug, it's a feature". Uzasadnij róźnicę jednym zdaniem.</text:p>
      <text:p text:style-name="P1"/>
      <text:p text:style-name="P1">Zadania praktyczne:</text:p>
      <text:p text:style-name="P1"/>
      <text:p text:style-name="P1"/>
      <text:p text:style-name="P25">PRZYPADEK TESTOW<text:span text:style-name="T45">E</text:span></text:p>
      <text:p text:style-name="P27"/>
      <text:p text:style-name="P27">- <text:span text:style-name="T2">Identyfikator</text:span>: ID 1.1</text:p>
      <text:p text:style-name="P27"/>
      <text:p text:style-name="P31">- <text:span text:style-name="T2">Cel testu / Tytuł testu:</text:span> <text:span text:style-name="T36">AddWord: Poprawne dodanie pary słów </text:span><text:span text:style-name="T9">wordPln-wordEng:</text:span></text:p>
      <text:p text:style-name="P31"><text:span text:style-name="T9">Patronaż-Patronage</text:span><text:span text:style-name="T36">do słownika</text:span></text:p>
      <text:p text:style-name="P27"/>
      <text:p text:style-name="P27">- <text:span text:style-name="T2">Środowisko testu: </text:span><text:span text:style-name="T4">zapytać !!!!!!!!!</text:span></text:p>
      <text:p text:style-name="P27"/>
      <text:p text:style-name="P27">- <text:span text:style-name="T2">Warunki początkowe: </text:span><text:span text:style-name="T21">w bazie danych nie istnieje para słów Patronaż – Patronage, </text:span></text:p>
      <text:p text:style-name="P6"/>
      <text:p text:style-name="P27"><text:span text:style-name="T18">- </text:span><text:span text:style-name="T30">Akcja / Kroki do wykonania:</text:span></text:p>
      <text:p text:style-name="P27"><text:span text:style-name="T18">1) </text:span><text:span text:style-name="T21">podanie wordPln: Patronaż </text:span></text:p>
      <text:p text:style-name="P27"><text:span text:style-name="T18">2) </text:span><text:span text:style-name="T21">podanie wordEng: Patronage</text:span></text:p>
      <text:p text:style-name="P6">3) <text:span text:style-name="T36">wywołanie operacji AddWord</text:span></text:p>
      <text:p text:style-name="P6"/>
      <text:p text:style-name="P27"><text:span text:style-name="T18">- </text:span><text:span text:style-name="T31">Oczekiwany wynik testu:</text:span></text:p>
      <text:p text:style-name="P27"><text:span text:style-name="T21">1)</text:span><text:span text:style-name="T32"> </text:span><text:span text:style-name="T21">W bazie danych znajduję sie para słów Patronaż-Patronage</text:span></text:p>
      <text:p text:style-name="P36"><text:span text:style-name="T18">2) Operacja zwraca komunikat: </text:span><text:span text:style-name="T22">&lt;tran: status&gt;Dodano do bazy danych</text:span></text:p>
      <text:p text:style-name="P15"/>
      <text:p text:style-name="P27"/>
      <text:p text:style-name="P28">- <text:span text:style-name="T2">Identyfikator</text:span>: ID 1.<text:span text:style-name="T37">2</text:span></text:p>
      <text:p text:style-name="P28"/>
      <text:p text:style-name="P28">- <text:span text:style-name="T2">Cel testu / Tytuł testu:</text:span> <text:span text:style-name="T36">AddWord: Przekroczenie ilości znaków w parametrze wordPln</text:span></text:p>
      <text:p text:style-name="P28"/>
      <text:p text:style-name="P28">- <text:span text:style-name="T2">Środowisko testu: </text:span><text:span text:style-name="T4">zapytać !!!!!!!!!</text:span></text:p>
      <text:p text:style-name="P28"/>
      <text:p text:style-name="P28">- <text:span text:style-name="T2">Warunki początkowe: </text:span><text:span text:style-name="T8">dowolne dane w bazie danych</text:span></text:p>
      <text:p text:style-name="P7"/>
      <text:p text:style-name="P28"><text:span text:style-name="T18">- </text:span><text:span text:style-name="T30">Akcja / Kroki do wykonania:</text:span></text:p>
      <text:p text:style-name="P28"><text:span text:style-name="T18">1) </text:span><text:span text:style-name="T21">podanie wordPln: </text:span><text:span text:style-name="T22">ciąg znaków o długości 256 znaków</text:span></text:p>
      <text:p text:style-name="P28"><text:span text:style-name="T18">2) </text:span><text:span text:style-name="T21">podanie wordEng: Patronage</text:span></text:p>
      <text:p text:style-name="P7">3) <text:span text:style-name="T36">wywołanie operacji AddWord</text:span></text:p>
      <text:p text:style-name="P7"/>
      <text:p text:style-name="P28"><text:span text:style-name="T18">- </text:span><text:span text:style-name="T31">Oczekiwany wynik testu:</text:span></text:p>
      <text:p text:style-name="P28"><text:span text:style-name="T21">1)</text:span><text:span text:style-name="T32"> </text:span><text:span text:style-name="T21">W bazie danych </text:span><text:span text:style-name="T22">nic się nie dodało</text:span></text:p>
      <text:p text:style-name="P37"><text:soft-page-break/><text:span text:style-name="T18">2) Operacja zwraca komunikat: </text:span><text:span text:style-name="T23">could not execute statement</text:span></text:p>
      <text:p text:style-name="P40"><text:span text:style-name="T23">3</text:span><text:span text:style-name="T18">) Operacja zwraca kod błędu: SOAP-ENV:Server</text:span></text:p>
      <text:p text:style-name="P16"><text:span text:style-name="T17"/></text:p>
      <text:p text:style-name="P29">- <text:span text:style-name="T2">Identyfikator</text:span>: ID 1.<text:span text:style-name="T38">3</text:span></text:p>
      <text:p text:style-name="P29"/>
      <text:p text:style-name="P29">- <text:span text:style-name="T2">Cel testu / Tytuł testu:</text:span> <text:span text:style-name="T36">AddWord: Przekroczenie ilości znaków w parametrze wordEng</text:span></text:p>
      <text:p text:style-name="P29"/>
      <text:p text:style-name="P29">- <text:span text:style-name="T2">Środowisko testu: </text:span><text:span text:style-name="T4">zapytać !!!!!!!!!</text:span></text:p>
      <text:p text:style-name="P29"/>
      <text:p text:style-name="P29">- <text:span text:style-name="T2">Warunki początkowe: </text:span><text:span text:style-name="T8">dowolne dane w bazie danych</text:span></text:p>
      <text:p text:style-name="P8"/>
      <text:p text:style-name="P29"><text:span text:style-name="T18">- </text:span><text:span text:style-name="T30">Akcja / Kroki do wykonania:</text:span></text:p>
      <text:p text:style-name="P29"><text:span text:style-name="T18">1) </text:span><text:span text:style-name="T21">podanie wordPln: </text:span><text:span text:style-name="T23">Patronaż</text:span></text:p>
      <text:p text:style-name="P29"><text:span text:style-name="T18">2) </text:span><text:span text:style-name="T21">podanie wordEng: </text:span><text:span text:style-name="T22">ciąg znaków o długości 256 znaków</text:span></text:p>
      <text:p text:style-name="P8">3) <text:span text:style-name="T36">wywołanie operacji AddWord</text:span></text:p>
      <text:p text:style-name="P8"/>
      <text:p text:style-name="P29"><text:span text:style-name="T18">- </text:span><text:span text:style-name="T31">Oczekiwany wynik testu:</text:span></text:p>
      <text:p text:style-name="P29"><text:span text:style-name="T21">1)</text:span><text:span text:style-name="T32"> </text:span><text:span text:style-name="T21">W bazie danych </text:span><text:span text:style-name="T22">nic się nie dodało</text:span></text:p>
      <text:p text:style-name="P38"><text:span text:style-name="T18">2) Operacja zwraca komunikat: </text:span><text:span text:style-name="T23">could not execute statement</text:span></text:p>
      <text:p text:style-name="P17">3) Operacja zwraca kod błędu: SOAP-ENV:Server</text:p>
      <text:p text:style-name="P17"/>
      <text:p text:style-name="P17"/>
      <text:p text:style-name="P30"><text:s/><text:span text:style-name="T2">Identyfikator</text:span>: ID 1.<text:span text:style-name="T39">4</text:span></text:p>
      <text:p text:style-name="P30"/>
      <text:p text:style-name="P30">- <text:span text:style-name="T2">Cel testu / Tytuł testu:</text:span> <text:span text:style-name="T36">AddWord: Próba dodania już istniejącej pary słów</text:span></text:p>
      <text:p text:style-name="P30"/>
      <text:p text:style-name="P30">- <text:span text:style-name="T2">Środowisko testu: </text:span><text:span text:style-name="T4">zapytać !!!!!!!!!</text:span></text:p>
      <text:p text:style-name="P30"/>
      <text:p text:style-name="P30">- <text:span text:style-name="T2">Warunki początkowe: </text:span><text:span text:style-name="T9">w bazie danych znajduje się para słów wordPln-wordEng:</text:span></text:p>
      <text:p text:style-name="P30"><text:span text:style-name="T9">Patronaż-Patronage</text:span></text:p>
      <text:p text:style-name="P30"><text:span text:style-name="T9"/></text:p>
      <text:p text:style-name="P30"><text:span text:style-name="T18">- </text:span><text:span text:style-name="T30">Akcja / Kroki do wykonania:</text:span></text:p>
      <text:p text:style-name="P30"><text:span text:style-name="T18">1) </text:span><text:span text:style-name="T21">podanie wordPln: </text:span><text:span text:style-name="T23">Patronaż</text:span></text:p>
      <text:p text:style-name="P30"><text:span text:style-name="T18">2) </text:span><text:span text:style-name="T21">podanie wordEng: </text:span><text:span text:style-name="T24">Patronage</text:span></text:p>
      <text:p text:style-name="P9">3) <text:span text:style-name="T36">wywołanie operacji AddWord</text:span></text:p>
      <text:p text:style-name="P9"/>
      <text:p text:style-name="P30"><text:span text:style-name="T18">- </text:span><text:span text:style-name="T31">Oczekiwany wynik testu:</text:span></text:p>
      <text:p text:style-name="P30"><text:span text:style-name="T21">1)</text:span><text:span text:style-name="T32"> </text:span><text:span text:style-name="T21">W bazie danych </text:span><text:span text:style-name="T22">nic się nie dodało</text:span></text:p>
      <text:p text:style-name="P39"><text:span text:style-name="T18">2) Operacja zwraca komunikat: </text:span><text:span text:style-name="T24">Ups, to już było</text:span></text:p>
      <text:p text:style-name="P18">3) Operacja zwraca kod błędu: SOAP-ENV:Serve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32"><text:span text:style-name="T2">Identyfikator</text:span>: ID 1.<text:span text:style-name="T40">5</text:span></text:p>
      <text:p text:style-name="P32"/>
      <text:p text:style-name="P32">- <text:span text:style-name="T2">Cel testu / Tytuł testu:</text:span> <text:span text:style-name="T36">AddWord: Nie podano parametru wordPln</text:span></text:p>
      <text:p text:style-name="P32"/>
      <text:p text:style-name="P32">- <text:span text:style-name="T2">Środowisko testu: </text:span><text:span text:style-name="T4">zapytać !!!!!!!!!</text:span></text:p>
      <text:p text:style-name="P32"/>
      <text:p text:style-name="P32">- <text:span text:style-name="T2">Warunki początkowe: </text:span><text:span text:style-name="T10">dowolne dane w bazie danych</text:span></text:p>
      <text:p text:style-name="P32"><text:span text:style-name="T9"/></text:p>
      <text:p text:style-name="P32"><text:span text:style-name="T18">- </text:span><text:span text:style-name="T30">Akcja / Kroki do wykonania:</text:span></text:p>
      <text:p text:style-name="P32"><text:span text:style-name="T18">1) </text:span><text:span text:style-name="T25">nie</text:span><text:span text:style-name="T21">podanie wordPln </text:span><text:span text:style-name="T25">w zapytaniu</text:span></text:p>
      <text:p text:style-name="P32"><text:span text:style-name="T18">2) </text:span><text:span text:style-name="T21">podanie wordEng: </text:span><text:span text:style-name="T24">Patronage</text:span></text:p>
      <text:p text:style-name="P10">3) <text:span text:style-name="T36">wywołanie operacji AddWord</text:span></text:p>
      <text:p text:style-name="P10"/>
      <text:p text:style-name="P32"><text:span text:style-name="T18">- </text:span><text:span text:style-name="T31">Oczekiwany wynik testu:</text:span></text:p>
      <text:p text:style-name="P32"><text:span text:style-name="T21">1)</text:span><text:span text:style-name="T32"> </text:span><text:span text:style-name="T21">W bazie danych </text:span><text:span text:style-name="T22">nic się nie dodało</text:span></text:p>
      <text:p text:style-name="P32"><text:span text:style-name="T22"/></text:p>
      <text:p text:style-name="P19"><text:span text:style-name="T24"/></text:p>
      <text:p text:style-name="P32"><text:span text:style-name="T2">Identyfikator</text:span>: ID 1.<text:span text:style-name="T40">6</text:span></text:p>
      <text:p text:style-name="P32"/>
      <text:p text:style-name="P32">- <text:span text:style-name="T2">Cel testu / Tytuł testu:</text:span> <text:span text:style-name="T36">AddWord: Nie podano parametru wordEng</text:span></text:p>
      <text:p text:style-name="P32"/>
      <text:p text:style-name="P32">- <text:span text:style-name="T2">Środowisko testu: </text:span><text:span text:style-name="T4">zapytać !!!!!!!!!</text:span></text:p>
      <text:p text:style-name="P32"/>
      <text:p text:style-name="P32">- <text:span text:style-name="T2">Warunki początkowe: </text:span><text:span text:style-name="T10">dowolne dane w bazie danych</text:span></text:p>
      <text:p text:style-name="P32"><text:span text:style-name="T9"/></text:p>
      <text:p text:style-name="P32"><text:span text:style-name="T18">- </text:span><text:span text:style-name="T30">Akcja / Kroki do wykonania:</text:span></text:p>
      <text:p text:style-name="P32"><text:span text:style-name="T18">1) </text:span><text:span text:style-name="T21">podanie wordPln: </text:span><text:span text:style-name="T25">Patronaż</text:span></text:p>
      <text:p text:style-name="P32"><text:span text:style-name="T18">2) </text:span><text:span text:style-name="T25">nie</text:span><text:span text:style-name="T21">podanie wordEng </text:span><text:span text:style-name="T25">w zapytaniu</text:span></text:p>
      <text:p text:style-name="P10">3) <text:span text:style-name="T36">wywołanie operacji AddWord</text:span></text:p>
      <text:p text:style-name="P10"/>
      <text:p text:style-name="P32"><text:span text:style-name="T18">- </text:span><text:span text:style-name="T31">Oczekiwany wynik testu:</text:span></text:p>
      <text:p text:style-name="P10"><text:span text:style-name="T36">1)</text:span><text:span text:style-name="T4"> </text:span><text:span text:style-name="T36">W bazie danych nic się nie dodało</text:span></text:p>
      <text:p text:style-name="P10"/>
      <text:p text:style-name="P33"><text:span text:style-name="T2">Identyfikator</text:span>: ID <text:span text:style-name="T41">2.1</text:span></text:p>
      <text:p text:style-name="P33"/>
      <text:p text:style-name="P33">- <text:span text:style-name="T2">Cel testu / Tytuł testu:</text:span> <text:span text:style-name="T41">TranslatePlnToEng: Poprawne tłumaczenie</text:span></text:p>
      <text:p text:style-name="P33"/>
      <text:p text:style-name="P33">- <text:span text:style-name="T2">Środowisko testu: </text:span><text:span text:style-name="T4">zapytać !!!!!!!!!</text:span></text:p>
      <text:p text:style-name="P33"/>
      <text:p text:style-name="P33">- <text:span text:style-name="T2">Warunki początkowe: </text:span><text:span text:style-name="T11">W bazie danych znajdują się rekordy wordPln-wordEng: Patronaż-Patronage i Patronaż-Sponsorship. Dla wordPln Patronaż pasują tylko dwa rekordy wordEng Patronage </text:span><text:span text:style-name="T12">i Sponsorship</text:span><text:span text:style-name="T11"> </text:span></text:p>
      <text:p text:style-name="P33"><text:span text:style-name="T9"/></text:p>
      <text:p text:style-name="P33"><text:span text:style-name="T18">- </text:span><text:span text:style-name="T30">Akcja / Kroki do wykonania:</text:span></text:p>
      <text:p text:style-name="P33"><text:span text:style-name="T18">1) </text:span><text:span text:style-name="T21">podanie wordPln: </text:span><text:span text:style-name="T25">Patronaż</text:span></text:p>
      <text:p text:style-name="P33"><text:span text:style-name="T26">2</text:span><text:span text:style-name="T18">) </text:span><text:span text:style-name="T21">wywołanie operacji </text:span><text:span text:style-name="T26">TranslatePlnToEng</text:span></text:p>
      <text:p text:style-name="P11"/>
      <text:p text:style-name="P33"><text:span text:style-name="T18">- </text:span><text:span text:style-name="T31">Oczekiwany wynik testu:</text:span></text:p>
      <text:p text:style-name="P20"><text:span text:style-name="T42">1</text:span>) operacja zwraca <text:span text:style-name="T42">2 parametry</text:span>:</text:p>
      <text:p text:style-name="P20"><text:span text:style-name="T42">&lt;</text:span>ns2:wordEng<text:span text:style-name="T42">&gt;Patronage&lt;/ns2:wordEng&gt;</text:span></text:p>
      <text:p text:style-name="P20"><text:span text:style-name="T42">&lt;</text:span>ns2:wordEng<text:span text:style-name="T42">&gt;Sponsorship&lt;/ns2:wordEng&gt;</text:span></text:p>
      <text:p text:style-name="P20"><text:soft-page-break/></text:p>
      <text:p text:style-name="P34"><text:span text:style-name="T2">Identyfikator</text:span>: ID <text:span text:style-name="T41">2.2</text:span></text:p>
      <text:p text:style-name="P34"/>
      <text:p text:style-name="P34">- <text:span text:style-name="T2">Cel testu / Tytuł testu:</text:span> <text:span text:style-name="T41">TranslatePlnToEng: Brak tłumaczenia</text:span></text:p>
      <text:p text:style-name="P34"/>
      <text:p text:style-name="P34">- <text:span text:style-name="T2">Środowisko testu: </text:span><text:span text:style-name="T4">zapytać !!!!!!!!!</text:span></text:p>
      <text:p text:style-name="P34"/>
      <text:p text:style-name="P34">- <text:span text:style-name="T2">Warunki początkowe: </text:span><text:span text:style-name="T11">W bazie danych </text:span><text:span text:style-name="T13">nie ma rekordu z wordPln: Patronaż.</text:span></text:p>
      <text:p text:style-name="P34"><text:span text:style-name="T13"/></text:p>
      <text:p text:style-name="P34"><text:span text:style-name="T18">- </text:span><text:span text:style-name="T30">Akcja / Kroki do wykonania:</text:span></text:p>
      <text:p text:style-name="P34"><text:span text:style-name="T18">1) </text:span><text:span text:style-name="T21">podanie wordPln: </text:span><text:span text:style-name="T25">Patronaż</text:span></text:p>
      <text:p text:style-name="P34"><text:span text:style-name="T26">2</text:span><text:span text:style-name="T18">) </text:span><text:span text:style-name="T21">wywołanie operacji </text:span><text:span text:style-name="T26">TranslatePlnToEng</text:span></text:p>
      <text:p text:style-name="P12"/>
      <text:p text:style-name="P34"><text:span text:style-name="T18">- </text:span><text:span text:style-name="T31">Oczekiwany wynik testu:</text:span></text:p>
      <text:p text:style-name="P21"><text:span text:style-name="T42">1</text:span>) <text:span text:style-name="T43">Komunikat: nie znaleziono tłumaczenia</text:span></text:p>
      <text:p text:style-name="P23">2) Kod: SOAP-ENV:Server</text:p>
      <text:p text:style-name="P23"/>
      <text:p text:style-name="P34"><text:span text:style-name="T2">Identyfikator</text:span>: ID <text:span text:style-name="T41">2.3 </text:span><text:span text:style-name="T6">ZAPYTAĆ</text:span></text:p>
      <text:p text:style-name="P34"/>
      <text:p text:style-name="P34">- <text:span text:style-name="T2">Cel testu / Tytuł testu:</text:span> <text:span text:style-name="T41">TranslatePlnToEng: Brak parametru wordPln w zapytaniu</text:span></text:p>
      <text:p text:style-name="P34"/>
      <text:p text:style-name="P34">- <text:span text:style-name="T2">Środowisko testu: </text:span><text:span text:style-name="T4">zapytać !!!!!!!!!</text:span></text:p>
      <text:p text:style-name="P34"/>
      <text:p text:style-name="P34">- <text:span text:style-name="T2">Warunki początkowe: </text:span><text:span text:style-name="T13">dowolne dane w bazie danych</text:span></text:p>
      <text:p text:style-name="P34"><text:span text:style-name="T9"/></text:p>
      <text:p text:style-name="P34"><text:span text:style-name="T18">- </text:span><text:span text:style-name="T30">Akcja / Kroki do wykonania:</text:span></text:p>
      <text:p text:style-name="P34"><text:span text:style-name="T18">1) </text:span><text:span text:style-name="T27">brak </text:span><text:span text:style-name="T21">pod</text:span><text:span text:style-name="T27">ania</text:span><text:span text:style-name="T21"> wordPln</text:span></text:p>
      <text:p text:style-name="P34"><text:span text:style-name="T26">2</text:span><text:span text:style-name="T18">) </text:span><text:span text:style-name="T21">wywołanie operacji </text:span><text:span text:style-name="T26">TranslatePlnToEng</text:span></text:p>
      <text:p text:style-name="P12"/>
      <text:p text:style-name="P34"><text:span text:style-name="T18">- </text:span><text:span text:style-name="T31">Oczekiwany wynik testu:</text:span></text:p>
      <text:p text:style-name="P21"><text:span text:style-name="T42">1</text:span>) <text:span text:style-name="T43">nieokreślony błąd</text:span></text:p>
      <text:p text:style-name="P21"/>
      <text:p text:style-name="P35"><text:span text:style-name="T2">Identyfikator</text:span>: ID <text:span text:style-name="T44">3.1</text:span></text:p>
      <text:p text:style-name="P35"/>
      <text:p text:style-name="P35">- <text:span text:style-name="T2">Cel testu / Tytuł testu:</text:span> <text:span text:style-name="T41">TranslateEngToPln: Poprawne tłumaczenie</text:span></text:p>
      <text:p text:style-name="P35"/>
      <text:p text:style-name="P35">- <text:span text:style-name="T2">Środowisko testu: </text:span><text:span text:style-name="T4">zapytać !!!!!!!!!</text:span></text:p>
      <text:p text:style-name="P35"/>
      <text:p text:style-name="P35">- <text:span text:style-name="T2">Warunki początkowe: </text:span><text:span text:style-name="T11">W bazie danych znajdują się rekordy wordPln-wordEng: Patronaż-Patronage i </text:span><text:span text:style-name="T14">Mecenat</text:span><text:span text:style-name="T11">-</text:span><text:span text:style-name="T15">Patronage</text:span><text:span text:style-name="T11">. Dla word</text:span><text:span text:style-name="T14">Eng</text:span><text:span text:style-name="T11"> </text:span><text:span text:style-name="T14">Patronage </text:span><text:span text:style-name="T11">pasują tylko dwa rekordy word</text:span><text:span text:style-name="T14">Pln</text:span><text:span text:style-name="T11"> </text:span><text:span text:style-name="T14">Patronaż i Mecenat</text:span></text:p>
      <text:p text:style-name="P35"><text:span text:style-name="T9"/></text:p>
      <text:p text:style-name="P35"><text:span text:style-name="T18">- </text:span><text:span text:style-name="T30">Akcja / Kroki do wykonania:</text:span></text:p>
      <text:p text:style-name="P35"><text:span text:style-name="T18">1) </text:span><text:span text:style-name="T21">podanie word</text:span><text:span text:style-name="T28">Eng</text:span><text:span text:style-name="T21">: </text:span><text:span text:style-name="T28">Patronage</text:span></text:p>
      <text:p text:style-name="P35"><text:span text:style-name="T26">2</text:span><text:span text:style-name="T18">) </text:span><text:span text:style-name="T21">wywołanie operacji </text:span><text:span text:style-name="T26">Translate</text:span><text:span text:style-name="T28">Eng</text:span><text:span text:style-name="T26">To</text:span><text:span text:style-name="T28">Pln</text:span></text:p>
      <text:p text:style-name="P13"/>
      <text:p text:style-name="P35"><text:span text:style-name="T18">- </text:span><text:span text:style-name="T31">Oczekiwany wynik testu:</text:span></text:p>
      <text:p text:style-name="P22"><text:span text:style-name="T42">1</text:span>) operacja zwraca <text:span text:style-name="T42">2 parametry</text:span>:</text:p>
      <text:p text:style-name="P22"><text:span text:style-name="T42">&lt;</text:span>ns2:word<text:span text:style-name="T44">Pln&gt;Patronaż&lt;/ns2:wordPln&gt;</text:span></text:p>
      <text:p text:style-name="P22"><text:span text:style-name="T42">&lt;</text:span>ns2:word<text:span text:style-name="T44">Pln&gt;Mecenat&lt;/ns2:wordPln&gt;</text:span></text:p>
      <text:p text:style-name="P22"/>
      <text:p text:style-name="P22"/>
      <text:p text:style-name="P22"><text:soft-page-break/></text:p>
      <text:p text:style-name="P35"><text:span text:style-name="T2">Identyfikator</text:span>: ID <text:span text:style-name="T44">3.2</text:span></text:p>
      <text:p text:style-name="P35"/>
      <text:p text:style-name="P35">- <text:span text:style-name="T2">Cel testu / Tytuł testu:</text:span> <text:span text:style-name="T41">TranslateEngToPln: Brak tłumaczenia</text:span></text:p>
      <text:p text:style-name="P35"/>
      <text:p text:style-name="P35">- <text:span text:style-name="T2">Środowisko testu: </text:span><text:span text:style-name="T4">zapytać !!!!!!!!!</text:span></text:p>
      <text:p text:style-name="P35"/>
      <text:p text:style-name="P35">- <text:span text:style-name="T2">Warunki początkowe: </text:span><text:span text:style-name="T11">W bazie danych </text:span><text:span text:style-name="T13">nie ma rekordu z word</text:span><text:span text:style-name="T14">Eng</text:span><text:span text:style-name="T13">: </text:span><text:span text:style-name="T14">Patronage</text:span><text:span text:style-name="T13">.</text:span></text:p>
      <text:p text:style-name="P35"><text:span text:style-name="T13"/></text:p>
      <text:p text:style-name="P35"><text:span text:style-name="T18">- </text:span><text:span text:style-name="T30">Akcja / Kroki do wykonania:</text:span></text:p>
      <text:p text:style-name="P35"><text:span text:style-name="T18">1) </text:span><text:span text:style-name="T21">podanie wordPln: </text:span><text:span text:style-name="T28">Patronage</text:span></text:p>
      <text:p text:style-name="P35"><text:span text:style-name="T26">2</text:span><text:span text:style-name="T18">) </text:span><text:span text:style-name="T21">wywołanie operacji </text:span><text:span text:style-name="T26">Translate</text:span><text:span text:style-name="T28">Eng</text:span><text:span text:style-name="T26">To</text:span><text:span text:style-name="T28">Pln</text:span></text:p>
      <text:p text:style-name="P13"/>
      <text:p text:style-name="P35"><text:span text:style-name="T18">- </text:span><text:span text:style-name="T31">Oczekiwany wynik testu:</text:span></text:p>
      <text:p text:style-name="P22"><text:span text:style-name="T42">1</text:span>) <text:span text:style-name="T43">Komunikat: nie znaleziono tłumaczenia</text:span></text:p>
      <text:p text:style-name="P24">2) Kod: SOAP-ENV:Server</text:p>
      <text:p text:style-name="P24"/>
      <text:p text:style-name="P35"><text:span text:style-name="T2">Identyfikator</text:span>: ID <text:span text:style-name="T44">3.3 </text:span><text:span text:style-name="T5">ZAPYTAĆ!</text:span></text:p>
      <text:p text:style-name="P35"/>
      <text:p text:style-name="P35">- <text:span text:style-name="T2">Cel testu / Tytuł testu:</text:span> <text:span text:style-name="T41">TranslateEngToPln: Brak parametru wordEng w zapytaniu</text:span></text:p>
      <text:p text:style-name="P35"/>
      <text:p text:style-name="P35">- <text:span text:style-name="T2">Środowisko testu: </text:span><text:span text:style-name="T4">zapytać !!!!!!!!!</text:span></text:p>
      <text:p text:style-name="P35"/>
      <text:p text:style-name="P35">- <text:span text:style-name="T2">Warunki początkowe: </text:span><text:span text:style-name="T13">dowolne dane w bazie danych</text:span></text:p>
      <text:p text:style-name="P35"><text:span text:style-name="T9"/></text:p>
      <text:p text:style-name="P35"><text:span text:style-name="T18">- </text:span><text:span text:style-name="T30">Akcja / Kroki do wykonania:</text:span></text:p>
      <text:p text:style-name="P35"><text:span text:style-name="T18">1) </text:span><text:span text:style-name="T27">brak </text:span><text:span text:style-name="T21">pod</text:span><text:span text:style-name="T27">ania</text:span><text:span text:style-name="T21"> word</text:span><text:span text:style-name="T29">Eng</text:span></text:p>
      <text:p text:style-name="P35"><text:span text:style-name="T26">2</text:span><text:span text:style-name="T18">) </text:span><text:span text:style-name="T21">wywołanie operacji </text:span><text:span text:style-name="T26">Translate</text:span><text:span text:style-name="T29">Eng</text:span><text:span text:style-name="T26">To</text:span><text:span text:style-name="T29">Pln</text:span></text:p>
      <text:p text:style-name="P13"/>
      <text:p text:style-name="P35"><text:span text:style-name="T18">- </text:span><text:span text:style-name="T31">Oczekiwany wynik testu:</text:span></text:p>
      <text:p text:style-name="P22"><text:span text:style-name="T42">1</text:span>) <text:span text:style-name="T43">nieokreślony błą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47S</meta:editing-duration>
    <meta:editing-cycles>23</meta:editing-cycles>
    <meta:generator>LibreOffice/5.0.4.2$Windows_x86 LibreOffice_project/2b9802c1994aa0b7dc6079e128979269cf95bc78</meta:generator>
    <dc:date>2016-01-15T19:14:43.725000000</dc:date>
    <meta:document-statistic meta:table-count="0" meta:image-count="0" meta:object-count="0" meta:page-count="5" meta:paragraph-count="138" meta:word-count="806" meta:character-count="5480" meta:non-whitespace-character-count="4807"/>
    <meta:user-defined meta:name="Info 1"/>
    <meta:user-defined meta:name="Info 2"/>
    <meta:user-defined meta:name="Info 3"/>
    <meta:user-defined meta:name="Info 4"/>
  </office:meta>
</office:document-meta>
</file>